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66cm"/>
    </style:style>
    <style:style style:name="Table1.B" style:family="table-column">
      <style:table-column-properties style:column-width="14.134cm"/>
    </style:style>
    <style:style style:name="Table1.A1" style:family="table-cell">
      <style:table-cell-properties style:vertical-align="middle" fo:padding="0.049cm" fo:border="none"/>
    </style:style>
    <style:style style:name="P1" style:family="paragraph" style:parent-style-name="Standard">
      <style:text-properties officeooo:rsid="00092777" officeooo:paragraph-rsid="00092777"/>
    </style:style>
    <style:style style:name="P2" style:family="paragraph" style:parent-style-name="Standard">
      <style:text-properties officeooo:paragraph-rsid="00092777"/>
    </style:style>
    <style:style style:name="P3" style:family="paragraph" style:parent-style-name="Text_20_body">
      <style:text-properties fo:background-color="#fff200"/>
    </style:style>
    <style:style style:name="P4" style:family="paragraph" style:parent-style-name="Text_20_body">
      <style:text-properties officeooo:paragraph-rsid="000b7f18"/>
    </style:style>
    <style:style style:name="P5" style:family="paragraph" style:parent-style-name="Text_20_body">
      <style:text-properties officeooo:rsid="000b7f18" officeooo:paragraph-rsid="000b7f18"/>
    </style:style>
    <style:style style:name="P6" style:family="paragraph" style:parent-style-name="Text_20_body">
      <style:text-properties officeooo:rsid="000e724e" officeooo:paragraph-rsid="000e724e"/>
    </style:style>
    <style:style style:name="P7" style:family="paragraph" style:parent-style-name="Text_20_body">
      <style:paragraph-properties fo:break-before="page"/>
      <style:text-properties officeooo:rsid="000b7f18" officeooo:paragraph-rsid="000b7f18"/>
    </style:style>
    <style:style style:name="P8"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0b7f18" officeooo:paragraph-rsid="000b7f18"/>
    </style:style>
    <style:style style:name="P9" style:family="paragraph" style:parent-style-name="Heading_20_2">
      <style:text-properties officeooo:paragraph-rsid="000b7f18"/>
    </style:style>
    <style:style style:name="T1" style:family="text">
      <style:text-properties officeooo:rsid="000cb202"/>
    </style:style>
    <style:style style:name="T2" style:family="text">
      <style:text-properties officeooo:rsid="000e724e"/>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ELECTION TIME!</text:p>
      <text:p text:style-name="P1"/>
      <text:p text:style-name="P1"/>
      <text:p text:style-name="P1">Evaluation of the various databases specialising in fish</text:p>
      <text:p text:style-name="P1"/>
      <text:h text:style-name="Heading_20_2" text:outline-level="2">FishBase:</text:h>
      <text:p text:style-name="P2"/>
      <text:p text:style-name="P2"/>
      <table:table table:name="Table1" table:style-name="Table1">
        <table:table-column table:style-name="Table1.A"/>
        <table:table-column table:style-name="Table1.B"/>
        <table:table-row>
          <table:table-cell table:style-name="Table1.A1" office:value-type="string">
            <text:p text:style-name="Table_20_Heading">Short name:</text:p>
          </table:table-cell>
          <table:table-cell table:style-name="Table1.A1" office:value-type="string">
            <text:p text:style-name="Table_20_Contents">FishBase</text:p>
          </table:table-cell>
        </table:table-row>
        <table:table-row>
          <table:table-cell table:style-name="Table1.A1" office:value-type="string">
            <text:p text:style-name="Table_20_Heading">Version:</text:p>
          </table:table-cell>
          <table:table-cell table:style-name="Table1.A1" office:value-type="string">
            <text:p text:style-name="Table_20_Contents">Feb 2018</text:p>
          </table:table-cell>
        </table:table-row>
        <table:table-row>
          <table:table-cell table:style-name="Table1.A1" office:value-type="string">
            <text:p text:style-name="Table_20_Heading">Release date:</text:p>
          </table:table-cell>
          <table:table-cell table:style-name="Table1.A1" office:value-type="string">
            <text:p text:style-name="Table_20_Contents">2018-02-15</text:p>
          </table:table-cell>
        </table:table-row>
        <table:table-row>
          <table:table-cell table:style-name="Table1.A1" office:value-type="string">
            <text:p text:style-name="Table_20_Heading">Authors/editors:</text:p>
          </table:table-cell>
          <table:table-cell table:style-name="Table1.A1" office:value-type="string">
            <text:p text:style-name="Table_20_Contents">Froese R. &amp; Pauly D. (eds).</text:p>
          </table:table-cell>
        </table:table-row>
        <table:table-row>
          <table:table-cell table:style-name="Table1.A1" office:value-type="string">
            <text:p text:style-name="Table_20_Heading">Taxonomic coverage:</text:p>
          </table:table-cell>
          <table:table-cell table:style-name="Table1.A1" office:value-type="string">
            <text:p text:style-name="Table_20_Contents"><text:a xlink:type="simple" xlink:href="http://www.catalogueoflife.org/col/browse/classification/name/Biota" text:style-name="Internet_20_link" text:visited-style-name="Visited_20_Internet_20_Link">Biota</text:a> - <text:a xlink:type="simple" xlink:href="http://www.catalogueoflife.org/col/browse/classification/name/Animalia" text:style-name="Internet_20_link" text:visited-style-name="Visited_20_Internet_20_Link">Animalia</text:a> - <text:a xlink:type="simple" xlink:href="http://www.catalogueoflife.org/col/browse/classification/name/Chordata" text:style-name="Internet_20_link" text:visited-style-name="Visited_20_Internet_20_Link">Chordata</text:a> - <text:a xlink:type="simple" xlink:href="http://www.catalogueoflife.org/col/browse/classification/name/Myxini" text:style-name="Internet_20_link" text:visited-style-name="Visited_20_Internet_20_Link">Myxini</text:a>, <text:a xlink:type="simple" xlink:href="http://www.catalogueoflife.org/col/browse/classification/name/Holocephali" text:style-name="Internet_20_link" text:visited-style-name="Visited_20_Internet_20_Link">Holocephali</text:a>, <text:a xlink:type="simple" xlink:href="http://www.catalogueoflife.org/col/browse/classification/name/Elasmobranchii" text:style-name="Internet_20_link" text:visited-style-name="Visited_20_Internet_20_Link">Elasmobranchii</text:a>, <text:a xlink:type="simple" xlink:href="http://www.catalogueoflife.org/col/browse/classification/name/Sarcopterygii" text:style-name="Internet_20_link" text:visited-style-name="Visited_20_Internet_20_Link">Sarcopterygii</text:a>, <text:a xlink:type="simple" xlink:href="http://www.catalogueoflife.org/col/browse/classification/name/Actinopterygii" text:style-name="Internet_20_link" text:visited-style-name="Visited_20_Internet_20_Link">Actinopterygii</text:a>, <text:a xlink:type="simple" xlink:href="http://www.catalogueoflife.org/col/browse/classification/name/Cephalaspidomorphi" text:style-name="Internet_20_link" text:visited-style-name="Visited_20_Internet_20_Link">Cephalaspidomorphi</text:a></text:p>
          </table:table-cell>
        </table:table-row>
        <table:table-row>
          <table:table-cell table:style-name="Table1.A1" office:value-type="string">
            <text:p text:style-name="Table_20_Heading">English name of the group:</text:p>
          </table:table-cell>
          <table:table-cell table:style-name="Table1.A1" office:value-type="string">
            <text:p text:style-name="Table_20_Contents">Fishes</text:p>
          </table:table-cell>
        </table:table-row>
        <table:table-row>
          <table:table-cell table:style-name="Table1.A1" office:value-type="string">
            <text:p text:style-name="Table_20_Heading">Number of living species </text:p>
          </table:table-cell>
          <table:table-cell table:style-name="Table1.A1" office:value-type="string">
            <text:p text:style-name="Table_20_Contents">33,932</text:p>
          </table:table-cell>
        </table:table-row>
        <table:table-row>
          <table:table-cell table:style-name="Table1.A1" office:value-type="string">
            <text:p text:style-name="Table_20_Heading">Number of living infraspecific taxa </text:p>
          </table:table-cell>
          <table:table-cell table:style-name="Table1.A1" office:value-type="string">
            <text:p text:style-name="Table_20_Contents">55</text:p>
          </table:table-cell>
        </table:table-row>
        <table:table-row>
          <table:table-cell table:style-name="Table1.A1" office:value-type="string">
            <text:p text:style-name="Table_20_Heading">Number of extinct species:</text:p>
          </table:table-cell>
          <table:table-cell table:style-name="Table1.A1" office:value-type="string">
            <text:p text:style-name="Table_20_Contents">0</text:p>
          </table:table-cell>
        </table:table-row>
        <table:table-row>
          <table:table-cell table:style-name="Table1.A1" office:value-type="string">
            <text:p text:style-name="Table_20_Heading">Number of extinct infraspecific taxa:</text:p>
          </table:table-cell>
          <table:table-cell table:style-name="Table1.A1" office:value-type="string">
            <text:p text:style-name="Table_20_Contents">0</text:p>
          </table:table-cell>
        </table:table-row>
        <table:table-row>
          <table:table-cell table:style-name="Table1.A1" office:value-type="string">
            <text:p text:style-name="Table_20_Heading">Number of synonyms:</text:p>
          </table:table-cell>
          <table:table-cell table:style-name="Table1.A1" office:value-type="string">
            <text:p text:style-name="Table_20_Contents">62,769</text:p>
          </table:table-cell>
        </table:table-row>
        <table:table-row>
          <table:table-cell table:style-name="Table1.A1" office:value-type="string">
            <text:p text:style-name="Table_20_Heading">Number of common names:</text:p>
          </table:table-cell>
          <table:table-cell table:style-name="Table1.A1" office:value-type="string">
            <text:p text:style-name="Table_20_Contents">317,274</text:p>
          </table:table-cell>
        </table:table-row>
        <table:table-row>
          <table:table-cell table:style-name="Table1.A1" office:value-type="string">
            <text:p text:style-name="Table_20_Heading">Total number of names:</text:p>
          </table:table-cell>
          <table:table-cell table:style-name="Table1.A1" office:value-type="string">
            <text:p text:style-name="Table_20_Contents">414,030 </text:p>
          </table:table-cell>
        </table:table-row>
        <table:table-row>
          <table:table-cell table:style-name="Table1.A1" office:value-type="string">
            <text:p text:style-name="Table_20_Heading">Abstract:</text:p>
          </table:table-cell>
          <table:table-cell table:style-name="Table1.A1" office:value-type="string">
            <text:p text:style-name="Table_20_Contents">FishBase is a global information system with extensive information on all species and subspecies of fish. In addition to the data contributed to the Catalogue of Life, the original FishBase database also includes descriptive, biological, ecological, physiological and conservation data and more, and onward links to information in many other databases. Data entry and maintenance is done mainly at the FishBase Information and Research Group, Inc. (FIN) in the Philippines since the 1st January 2011 in collaboration with many colleagues and institutions around the world. The team was previously hosted in WorldFish since the start in 1990 (formerly ICLARM then called WorldFish Center between 2001-2013, and now WorldFish since 2013). FishBase is supported by a Consortium of nine institutions around the world that acts as the Scientific Committee for FIN. FishBase is funded mainly by the European Commission, and by several other donors. FishBase uses <text:soft-page-break/>data and information from the Catalog of Fishes (CofF) developed by W.N. Eschmeyer at the California Academy of Science. In particular, FishBase uses CofF as the most complete and up-to-date fish nomenclator, and as a taxonomic authority list in a collaborative work of synchronization of the two databases.</text:p>
          </table:table-cell>
        </table:table-row>
        <table:table-row>
          <table:table-cell table:style-name="Table1.A1" office:value-type="string">
            <text:p text:style-name="Table_20_Heading">Organization:</text:p>
          </table:table-cell>
          <table:table-cell table:style-name="Table1.A1" office:value-type="string">
            <text:p text:style-name="Table_20_Contents">FIN; WorldFish; FAO; IFM-GEOMAR; MNHN; RMCA; NRM; FC-UBC; AUTH; CAFS</text:p>
          </table:table-cell>
        </table:table-row>
        <table:table-row>
          <table:table-cell table:style-name="Table1.A1" office:value-type="string">
            <text:p text:style-name="Table_20_Heading">Website:</text:p>
          </table:table-cell>
          <table:table-cell table:style-name="Table1.A1" office:value-type="string">
            <text:p text:style-name="Table_20_Contents"><text:a xlink:type="simple" xlink:href="http://www.fishbase.org/" office:target-frame-name="_blank" xlink:show="new" text:style-name="Internet_20_link" text:visited-style-name="Visited_20_Internet_20_Link">http://www.fishbase.org</text:a></text:p>
          </table:table-cell>
        </table:table-row>
        <table:table-row>
          <table:table-cell table:style-name="Table1.A1" office:value-type="string">
            <text:p text:style-name="Table_20_Heading">Bibliographic citation:</text:p>
          </table:table-cell>
          <table:table-cell table:style-name="Table1.A1" office:value-type="string">
            <text:p text:style-name="Table_20_Contents">Froese R. &amp; Pauly D. (eds). (2020). FishBase (version Feb 2018). In: Species 2000 &amp; ITIS Catalogue of Life, [2020-01-10] Beta (Roskov Y.; Ower G.; Orrell T.; Nicolson D.; Bailly N.; Kirk P.M.; Bourgoin T.; DeWalt R.E.; Decock W.; Nieukerken E. van; Penev L.; eds.). Digital resource at www.catalogueoflife.org/col. Species 2000: Naturalis, Leiden, the Netherlands. ISSN 2405-8858.</text:p>
          </table:table-cell>
        </table:table-row>
      </table:table>
      <text:p text:style-name="P2">http://www.catalogueoflife.org/col/details/database/id/10</text:p>
      <text:p text:style-name="P2"/>
      <text:p text:style-name="P2">– <text:span text:style-name="T1">this is the summary of fishbase, according to the “catalogue of life”</text:span></text:p>
      <text:p text:style-name="P2">- <text:span text:style-name="T1">despite what it says, FishBase is actually updated constantly!</text:span></text:p>
      <text:p text:style-name="P2">- </text:p>
      <text:p text:style-name="P2"/>
      <text:h text:style-name="Heading_20_2" text:outline-level="2">Eschmeyer's Catalog of Fishes</text:h>
      <text:p text:style-name="Text_20_body"/>
      <text:p text:style-name="Text_20_body"/>
      <text:p text:style-name="P3">Please remember that if you got to Eschmeyer's Catalog of Fishes from Fishbase, you are NOT in Fishbase. Fishbase is a more comprehensive database for a different audience, but they use Eschmeyer's Catalog of Fishes in their authority fi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2"><text:soft-page-break/>Comparison</text:h>
      <text:p text:style-name="P4"/>
      <text:p text:style-name="P5">Eschmeyer <text:span text:style-name="T2">publishes discrete updates monthly; Fishbase is updated “constantly”, and doesn’t have clear update numbers/ times. </text:span></text:p>
      <text:p text:style-name="P5"/>
      <text:p text:style-name="P5">That said, FishBase is more comprehensive <text:span text:style-name="T2">i.e. it has more information. Howver, Eschmeyer is is explicitly useful for taxanomic problems, whereas FishBase gives more <text:s/>information about the species generally. </text:span></text:p>
      <text:p text:style-name="P5"/>
      <text:p text:style-name="P7"><text:tab/></text:p>
      <text:p text:style-name="P6">According to the ‘classification’ page on FishBase (<text:a xlink:type="simple" xlink:href="https://www.fishbase.se/tools/Classification/ClassificationList.php" text:style-name="Internet_20_link" text:visited-style-name="Visited_20_Internet_20_Link">https://www.fishbase.se/tools/Classification/ClassificationList.php</text:a>) </text:p>
      <text:p text:style-name="P6"/>
      <text:p text:style-name="P6"><text:span text:style-name="T3">  Catalog of Fishes gives also </text:span><text:a xlink:type="simple" xlink:href="http://researcharchive.calacademy.org/research/ichthyology/catalog/fishcatmain.asp" text:style-name="Internet_20_link" text:visited-style-name="Visited_20_Internet_20_Link"><text:span text:style-name="T3">number of species</text:span></text:a><text:span text:style-name="T3">, including available names in the sense of the International Code of Zoological Nomenclature, which we don't have. Possible discrepancies between the species and genera numbers are explained in Bailly (</text:span><text:a xlink:type="simple" xlink:href="https://www.fishbase.se/Nomenclature/FBCofFNames.php" text:style-name="Internet_20_link" text:visited-style-name="Visited_20_Internet_20_Link"><text:span text:style-name="T3">2010</text:span></text:a><text:span text:style-name="T3">). As Catalog of Fishes is updated ahead of FishBase, the numbers given there are in general more accur</text:span>ate. </text:p>
      <text:p text:style-name="P6">Therefore, for taxanomic nomenclature, it makes sense to use the information from </text:p>
      <text:p text:style-name="P5"/>
      <text:p text:style-name="P5"/>
      <text:p text:style-name="P5"><text:span text:style-name="Strong_20_Emphasis">Different purposes </text:span></text:p>
      <text:p text:style-name="Text_20_body">The second explanation is that the nature and the purposes of the information systems are different.</text:p>
      <text:p text:style-name="Text_20_body">CofF is both a nomenclator (listing all the new published fish names and assessing their availability and validity in the framework of the International Code of Zoological Nomenclature) and an authoritative taxonomic list (giving the current status of species validity and its current accepted name).  A team did examine nearly all original descriptions, xeroxed many of them, proofed them, visited and copied type records from nearly all major museums resulting in a world type catalog that is invaluable for initiative like Fish-BoL), etc., settling publication dates and name spellings with much research.</text:p>
      <text:p text:style-name="Text_20_body">FishBase, first and foremost on the basis of the taxonomic and nomenclatural backbone assembled by CofF, gives a wider range of information on current valid species.  It is not primarily a taxonomic database, but nonetheless a database on fish systematics (as far as it is recognized that taxonomy and systematics are different, the latter using the former as a structuring and indexing backbone for all biological, ecological, etc. information on species).</text:p>
      <text:p text:style-name="Text_20_body">Both databases are Biodiversity Information Systems (BIS) and Global Species Databases (GSD).</text:p>
      <text:p text:style-name="P5">[ref: <text:a xlink:type="simple" xlink:href="https://www.fishbase.se/Nomenclature/FBCofFNames.php" text:style-name="Internet_20_link" text:visited-style-name="Visited_20_Internet_20_Link">https://www.fishbase.se/Nomenclature/FBCofFNames.php</text:a>] </text:p>
      <text:p text:style-name="P5"/>
      <text:p text:style-name="P5"/>
      <text:p text:style-name="P5"/>
      <text:p text:style-name="P5"/>
      <text:p text:style-name="P5"/>
      <text:p text:style-name="P8"/>
      <text:p text:style-name="P6">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1:48:58.218352479</meta:creation-date>
    <meta:generator>LibreOffice/6.0.7.3$Linux_X86_64 LibreOffice_project/00m0$Build-3</meta:generator>
    <dc:date>2020-02-12T17:47:13.905639151</dc:date>
    <meta:editing-duration>PT2H27M44S</meta:editing-duration>
    <meta:editing-cycles>3</meta:editing-cycles>
    <meta:document-statistic meta:table-count="1" meta:image-count="0" meta:object-count="0" meta:page-count="4" meta:paragraph-count="57" meta:word-count="735" meta:character-count="5078" meta:non-whitespace-character-count="4381"/>
  </office:meta>
</office:document-meta>
</file>